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default-cell-style-name="ce2"/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School Name</text:p>
          </table:table-cell>
          <table:table-cell office:value-type="string" calcext:value-type="string">
            <text:p>Team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ssachusettsInstituteofTechnology</text:p>
          </table:table-cell>
          <table:table-cell office:value-type="string" calcext:value-type="string">
            <text:p>MITZEROONE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aqtdab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WaterlooGold</text:p>
          </table:table-cell>
          <table:table-cell office:value-type="float" office:value="8" calcext:value-type="float">
            <text:p>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arthmoreCollege</text:p>
          </table:table-cell>
          <table:table-cell office:value-type="string" calcext:value-type="string">
            <text:p>cout&amp;lt;&amp;lt;1/0&amp;lt;&amp;lt;endl;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WaterlooWhite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3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UCLA1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rpengfanclub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logn/loglogn</text:p>
          </table:table-cell>
          <table:table-cell office:value-type="float" office:value="8" calcext:value-type="float">
            <text:p>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TrungDang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RileyBorgard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5-HourEnergy</text:p>
          </table:table-cell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niversityofNorthCarolinaatChapelHill</text:p>
          </table:table-cell>
          <table:table-cell office:value-type="string" calcext:value-type="string">
            <text:p>UNC_Alternate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UCFFreezer</text:p>
          </table:table-cell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UCLA3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</text:p>
          </table:table-cell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nfordUniversity</text:p>
          </table:table-cell>
          <table:table-cell office:value-type="string" calcext:value-type="string">
            <text:p>StanfordCardinal</text:p>
          </table:table-cell>
          <table:table-cell office:value-type="float" office:value="7" calcext:value-type="float">
            <text:p>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3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2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cGillUniversity</text:p>
          </table:table-cell>
          <table:table-cell office:value-type="string" calcext:value-type="string">
            <text:p>Procrastinating2AssignmentsDueTomorrow</text:p>
          </table:table-cell>
          <table:table-cell office:value-type="float" office:value="7" calcext:value-type="float">
            <text:p>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davidberard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eUniversityofTexasatDallas</text:p>
          </table:table-cell>
          <table:table-cell office:value-type="string" calcext:value-type="string">
            <text:p>Comets1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SublinearSubstringSeekers</text:p>
          </table:table-cell>
          <table:table-cell office:value-type="float" office:value="7" calcext:value-type="float">
            <text:p>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tmt51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tamoo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Mong-EnIp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ToTAMOon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UniversityofToronto</text:p>
          </table:table-cell>
          <table:table-cell office:value-type="string" calcext:value-type="string">
            <text:p>UofTWhite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SFU_Lavender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1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1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O(range)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ssachusettsInstituteofTechnology</text:p>
          </table:table-cell>
          <table:table-cell office:value-type="string" calcext:value-type="string">
            <text:p>MITZEROTWO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tonyBrookUniversity</text:p>
          </table:table-cell>
          <table:table-cell office:value-type="string" calcext:value-type="string">
            <text:p>SBU-BitmaskedBandits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Purdue-Coach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Ochre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YaleUniversity</text:p>
          </table:table-cell>
          <table:table-cell office:value-type="string" calcext:value-type="string">
            <text:p>Yale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Gray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UniversityofToronto</text:p>
          </table:table-cell>
          <table:table-cell office:value-type="string" calcext:value-type="string">
            <text:p>UofTBlue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UniversityofNorthTexas</text:p>
          </table:table-cell>
          <table:table-cell office:value-type="string" calcext:value-type="string">
            <text:p>Team1!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O(1)</text:p>
          </table:table-cell>
          <table:table-cell office:value-type="float" office:value="6" calcext:value-type="float">
            <text:p>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YiboHuang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niversityofCalifornia,Irvine</text:p>
          </table:table-cell>
          <table:table-cell office:value-type="string" calcext:value-type="string">
            <text:p>UCIRetiredOlPals</text:p>
          </table:table-cell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1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7</text:p>
          </table:table-cell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2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Theineligibles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Brown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UCLA2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evensInstituteofTechnology</text:p>
          </table:table-cell>
          <table:table-cell office:value-type="string" calcext:value-type="string">
            <text:p>Stevens-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Apple(suggestedbyJames;feelfreetoreplace)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CrystalSharpe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7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rthCarolinaStateUniversity</text:p>
          </table:table-cell>
          <table:table-cell office:value-type="string" calcext:value-type="string">
            <text:p>SlackOverflow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0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richzli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niversityofFlorida</text:p>
          </table:table-cell>
          <table:table-cell office:value-type="string" calcext:value-type="string">
            <text:p>Unordered_set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breathe_in_boi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UniversityofFlorida</text:p>
          </table:table-cell>
          <table:table-cell office:value-type="string" calcext:value-type="string">
            <text:p>Deque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Rocketsin4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TheUniversityofTexasatDallas</text:p>
          </table:table-cell>
          <table:table-cell office:value-type="string" calcext:value-type="string">
            <text:p>Comets3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Rockin'Roblox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cGillUniversity</text:p>
          </table:table-cell>
          <table:table-cell office:value-type="string" calcext:value-type="string">
            <text:p>wasp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DefaultTeam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cGillUniversity</text:p>
          </table:table-cell>
          <table:table-cell office:value-type="string" calcext:value-type="string">
            <text:p>Ruborcalor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Poly1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UniversityofLethbridge</text:p>
          </table:table-cell>
          <table:table-cell office:value-type="string" calcext:value-type="string">
            <text:p>UniversityofLethbridgeWA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ints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LafayetteCollege</text:p>
          </table:table-cell>
          <table:table-cell office:value-type="string" calcext:value-type="string">
            <text:p>Lafayette3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TheUniversityofTexasatDallas</text:p>
          </table:table-cell>
          <table:table-cell office:value-type="string" calcext:value-type="string">
            <text:p>Comets4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tanfordUniversity</text:p>
          </table:table-cell>
          <table:table-cell office:value-type="string" calcext:value-type="string">
            <text:p>StanfordWhite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FnEscVictory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Fulvous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Supermind_Taichi_Mast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tonyBrookUniversity</text:p>
          </table:table-cell>
          <table:table-cell office:value-type="string" calcext:value-type="string">
            <text:p>SBU-What’saDP?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6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\7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TheUniversityofTexasatDallas</text:p>
          </table:table-cell>
          <table:table-cell office:value-type="string" calcext:value-type="string">
            <text:p>Comets2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anJoséStateUniversity</text:p>
          </table:table-cell>
          <table:table-cell office:value-type="string" calcext:value-type="string">
            <text:p>gopenguinz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UCLA5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ProblemGGang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andrewting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3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.rem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RyanDancy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TimDong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UniversityofUtah</text:p>
          </table:table-cell>
          <table:table-cell office:value-type="string" calcext:value-type="string">
            <text:p>UtahZ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1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tonyBrookUniversity</text:p>
          </table:table-cell>
          <table:table-cell office:value-type="string" calcext:value-type="string">
            <text:p>SBU-NONCSMAJORS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4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2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UniversityofWindsor</text:p>
          </table:table-cell>
          <table:table-cell office:value-type="string" calcext:value-type="string">
            <text:p>TeamRed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5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arvardUniversity</text:p>
          </table:table-cell>
          <table:table-cell office:value-type="string" calcext:value-type="string">
            <text:p>Harvard2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CuernosdeFuego</text:p>
          </table:table-cell>
          <table:table-cell office:value-type="float" office:value="5" calcext:value-type="float">
            <text:p>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Piada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afayetteCollege</text:p>
          </table:table-cell>
          <table:table-cell office:value-type="string" calcext:value-type="string">
            <text:p>Lafayette2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3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Valiant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ConqueringHeroes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Victors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EasternMennoniteUniversity</text:p>
          </table:table-cell>
          <table:table-cell office:value-type="string" calcext:value-type="string">
            <text:p>O(E^mu)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tonyBrookUniversity</text:p>
          </table:table-cell>
          <table:table-cell office:value-type="string" calcext:value-type="string">
            <text:p>SBU-KTMFANCLUB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4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RobertSlutsky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UCFJay</text:p>
          </table:table-cell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FionaBarry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UniversityofWinnipeg</text:p>
          </table:table-cell>
          <table:table-cell office:value-type="string" calcext:value-type="string">
            <text:p>localMaxima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1</text:p>
          </table:table-cell>
          <table:table-cell office:value-type="float" office:value="5" calcext:value-type="float">
            <text:p>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LeadersandtheBest</text:p>
          </table:table-cell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YizhouChen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UniversityofNorthTexas</text:p>
          </table:table-cell>
          <table:table-cell office:value-type="string" calcext:value-type="string">
            <text:p>Team_1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ViTorch</text:p>
          </table:table-cell>
          <table:table-cell office:value-type="float" office:value="5" calcext:value-type="float">
            <text:p>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6</text:p>
          </table:table-cell>
          <table:table-cell office:value-type="float" office:value="5" calcext:value-type="float">
            <text:p>5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UniversityofLouisville</text:p>
          </table:table-cell>
          <table:table-cell office:value-type="string" calcext:value-type="string">
            <text:p>UofLCardsBlack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UniversityofFlorida</text:p>
          </table:table-cell>
          <table:table-cell office:value-type="string" calcext:value-type="string">
            <text:p>Vector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9hourenergy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TRYhards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niversityofToronto</text:p>
          </table:table-cell>
          <table:table-cell office:value-type="string" calcext:value-type="string">
            <text:p>UofTGold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YihengYao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5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YeOldeMemoryOverflow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idjuana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RiversideCityCollege</text:p>
          </table:table-cell>
          <table:table-cell office:value-type="string" calcext:value-type="string">
            <text:p>NumberTheorists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niversityofKentucky</text:p>
          </table:table-cell>
          <table:table-cell office:value-type="string" calcext:value-type="string">
            <text:p>Uky-blue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niversityofLouisville</text:p>
          </table:table-cell>
          <table:table-cell office:value-type="string" calcext:value-type="string">
            <text:p>UofLCardsRed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7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UCFRoomba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rincetonUniversity</text:p>
          </table:table-cell>
          <table:table-cell office:value-type="string" calcext:value-type="string">
            <text:p>TeamE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JosephDyer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1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techkai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HarmanSingh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2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1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Bronze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2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6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TeamColonelBy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akotaStateUniversity</text:p>
          </table:table-cell>
          <table:table-cell office:value-type="string" calcext:value-type="string">
            <text:p>DunderMifflinScranton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chars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UniversityofKentucky</text:p>
          </table:table-cell>
          <table:table-cell office:value-type="string" calcext:value-type="string">
            <text:p>UKy-bb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4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NathanielBrown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9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UniversityofCalifornia,LosAngeles</text:p>
          </table:table-cell>
          <table:table-cell office:value-type="string" calcext:value-type="string">
            <text:p>UCLA6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AlibekZhakubayev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9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HendrixCollege</text:p>
          </table:table-cell>
          <table:table-cell office:value-type="string" calcext:value-type="string">
            <text:p>HendrixBlack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DPwithfriends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CalvinGodfrey</text:p>
          </table:table-cell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10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NorthernKentuckyUniversity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UnionCollege</text:p>
          </table:table-cell>
          <table:table-cell office:value-type="string" calcext:value-type="string">
            <text:p>UnionLDJ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outheasternLouisianaUniversity</text:p>
          </table:table-cell>
          <table:table-cell office:value-type="string" calcext:value-type="string">
            <text:p>SELU1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7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Poly2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UniversityofWinnipeg</text:p>
          </table:table-cell>
          <table:table-cell office:value-type="string" calcext:value-type="string">
            <text:p>PyTerminators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NortheasternUniversity</text:p>
          </table:table-cell>
          <table:table-cell office:value-type="string" calcext:value-type="string">
            <text:p>NEU1</text:p>
          </table:table-cell>
          <table:table-cell office:value-type="float" office:value="4" calcext:value-type="float">
            <text:p>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MatthewMcCaskill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JinzeWu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NicholaiDimov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outhDakotaSchoolofMinesandTechnology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TheBusiestBeaver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SquirtleSquad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Penguins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.emily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LoganPipe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outheastMissouriStateUniversity</text:p>
          </table:table-cell>
          <table:table-cell office:value-type="string" calcext:value-type="string">
            <text:p>Redhawk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MatthewMacLean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LuoxiMeng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CookoutLabs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SanJoséStateUniversity</text:p>
          </table:table-cell>
          <table:table-cell office:value-type="string" calcext:value-type="string">
            <text:p>Pandemonium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UniversityofFlorida</text:p>
          </table:table-cell>
          <table:table-cell office:value-type="string" calcext:value-type="string">
            <text:p>Priority_queu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strings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5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EV7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SiddharthAkalwadi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MillersvilleUniversityofPennsylvania</text:p>
          </table:table-cell>
          <table:table-cell office:value-type="string" calcext:value-type="string">
            <text:p>MarauderGold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Purple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2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LouisianaStateUniversity</text:p>
          </table:table-cell>
          <table:table-cell office:value-type="string" calcext:value-type="string">
            <text:p>Grumps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5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MehediMeraj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UniversityofUtah</text:p>
          </table:table-cell>
          <table:table-cell office:value-type="string" calcext:value-type="string">
            <text:p>UtahY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RishiSaranVijayarajan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4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Gold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CollegeofWilliamandMary</text:p>
          </table:table-cell>
          <table:table-cell office:value-type="string" calcext:value-type="string">
            <text:p>TeamTsumo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SiamAbdAl-Ilah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UniversityofNorthTexas</text:p>
          </table:table-cell>
          <table:table-cell office:value-type="string" calcext:value-type="string">
            <text:p>Team-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CollegeofWilliamandMary</text:p>
          </table:table-cell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2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DePaulUniversity</text:p>
          </table:table-cell>
          <table:table-cell office:value-type="string" calcext:value-type="string">
            <text:p>Monks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5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A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UniversityofUtah</text:p>
          </table:table-cell>
          <table:table-cell office:value-type="string" calcext:value-type="string">
            <text:p>UtahX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UCFSmokeAlarm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SR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C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MiraDonaldson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PennStateHarrisburg</text:p>
          </table:table-cell>
          <table:table-cell office:value-type="string" calcext:value-type="string">
            <text:p>PSHZealots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Red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9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UniversityofFlorida</text:p>
          </table:table-cell>
          <table:table-cell office:value-type="string" calcext:value-type="string">
            <text:p>Se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UncountablyManySquirrels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SanJoséStateUniversity</text:p>
          </table:table-cell>
          <table:table-cell office:value-type="string" calcext:value-type="string">
            <text:p>Wearewhoweare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4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FloridaSouthernCollege</text:p>
          </table:table-cell>
          <table:table-cell office:value-type="string" calcext:value-type="string">
            <text:p>FSC4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GeorgiaInstituteofTechnology</text:p>
          </table:table-cell>
          <table:table-cell office:value-type="string" calcext:value-type="string">
            <text:p>GT06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CollegeofWilliamandMary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ArcadiaUniversity</text:p>
          </table:table-cell>
          <table:table-cell office:value-type="string" calcext:value-type="string">
            <text:p>AURed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7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lipu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Black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loridaSouthernCollege</text:p>
          </table:table-cell>
          <table:table-cell office:value-type="string" calcext:value-type="string">
            <text:p>FSC5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UniversityofKentucky</text:p>
          </table:table-cell>
          <table:table-cell office:value-type="string" calcext:value-type="string">
            <text:p>UKy-uno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JakeBrowning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SwarthmoreCollege</text:p>
          </table:table-cell>
          <table:table-cell office:value-type="string" calcext:value-type="string">
            <text:p>teamname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DenisonUniversity</text:p>
          </table:table-cell>
          <table:table-cell office:value-type="string" calcext:value-type="string">
            <text:p>Denison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FayettevilleStateUniversity</text:p>
          </table:table-cell>
          <table:table-cell office:value-type="string" calcext:value-type="string">
            <text:p>FSUBroncos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Itjustworks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9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3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2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Blue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UniversityofCentralFlorida</text:p>
          </table:table-cell>
          <table:table-cell office:value-type="string" calcext:value-type="string">
            <text:p>keidakira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0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LibertyUniversity</text:p>
          </table:table-cell>
          <table:table-cell office:value-type="string" calcext:value-type="string">
            <text:p>BroughttoYouByStackOverflow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ThomasWestbrook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2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3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1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LamarUniversity</text:p>
          </table:table-cell>
          <table:table-cell office:value-type="string" calcext:value-type="string">
            <text:p>LUACM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Evilying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2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floats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doubles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wct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UniversityofMichigan</text:p>
          </table:table-cell>
          <table:table-cell office:value-type="string" calcext:value-type="string">
            <text:p>dennismv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7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UnitedStatesAirForceAcademy</text:p>
          </table:table-cell>
          <table:table-cell office:value-type="string" calcext:value-type="string">
            <text:p>USAFA-Team2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SFU_Lapis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4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VectorSpace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AshleyLuCouch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4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6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SanJoséStateUniversity</text:p>
          </table:table-cell>
          <table:table-cell office:value-type="string" calcext:value-type="string">
            <text:p>JerryLeefanclub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UniversityofWindsor</text:p>
          </table:table-cell>
          <table:table-cell office:value-type="string" calcext:value-type="string">
            <text:p>TeamBlue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FloridaSouthernCollege</text:p>
          </table:table-cell>
          <table:table-cell office:value-type="string" calcext:value-type="string">
            <text:p>FSC3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BugBreakers</text:p>
          </table:table-cell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NorthwesternUniversity</text:p>
          </table:table-cell>
          <table:table-cell office:value-type="string" calcext:value-type="string">
            <text:p>MooreCowbell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Karl'sTeam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UniversityofLethbridge</text:p>
          </table:table-cell>
          <table:table-cell office:value-type="string" calcext:value-type="string">
            <text:p>LandtheCoolJs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Galaxy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JonahKelley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LibertyUniversity</text:p>
          </table:table-cell>
          <table:table-cell office:value-type="string" calcext:value-type="string">
            <text:p>PleaseNoGraphTheory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UniversityofKentucky</text:p>
          </table:table-cell>
          <table:table-cell office:value-type="string" calcext:value-type="string">
            <text:p>Uky-BigMAC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Lewis&amp;amp;ClarkCollege</text:p>
          </table:table-cell>
          <table:table-cell office:value-type="string" calcext:value-type="string">
            <text:p>LasagnaLegacy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SoutheastMissouriStateUniversity</text:p>
          </table:table-cell>
          <table:table-cell office:value-type="string" calcext:value-type="string">
            <text:p>Redhawk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LafayetteCollege</text:p>
          </table:table-cell>
          <table:table-cell office:value-type="string" calcext:value-type="string">
            <text:p>Lafayette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Orange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NotMuchToLearn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ThunderingRattlesnakes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MountAllisonUniversity</text:p>
          </table:table-cell>
          <table:table-cell office:value-type="string" calcext:value-type="string">
            <text:p>JustinHughes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ConstructedAbnormally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WilliamWick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WestChesterUniversity</text:p>
          </table:table-cell>
          <table:table-cell office:value-type="string" calcext:value-type="string">
            <text:p>GoldenRams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HanqingYang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UniversityofWashington</text:p>
          </table:table-cell>
          <table:table-cell office:value-type="string" calcext:value-type="string">
            <text:p>UWTHuskies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SwarthmoreCollege</text:p>
          </table:table-cell>
          <table:table-cell office:value-type="string" calcext:value-type="string">
            <text:p>PushThenRebase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St.LawrenceUniversity</text:p>
          </table:table-cell>
          <table:table-cell office:value-type="string" calcext:value-type="string">
            <text:p>SLUTeam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NicholasTu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CaliforniaStateUniversity,Chico</text:p>
          </table:table-cell>
          <table:table-cell office:value-type="string" calcext:value-type="string">
            <text:p>wildcat3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DakotaStateUniversity</text:p>
          </table:table-cell>
          <table:table-cell office:value-type="string" calcext:value-type="string">
            <text:p>Pi'sLastDigits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MichaelIbanez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EthanDickey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TigerThePro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8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PushtoProduction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LeonardoDiPern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psi(x)~x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SwarthmoreCollege</text:p>
          </table:table-cell>
          <table:table-cell office:value-type="string" calcext:value-type="string">
            <text:p>Python3++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AlbertaTurquoise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8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Beavers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D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VanderbiltUniversity</text:p>
          </table:table-cell>
          <table:table-cell office:value-type="string" calcext:value-type="string">
            <text:p>VUTeam03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Mt.SanAntonioCollege</text:p>
          </table:table-cell>
          <table:table-cell office:value-type="string" calcext:value-type="string">
            <text:p>MtSACgold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8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FrankLiang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RUGamers?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6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UniversityofCalifornia,SanDiego</text:p>
          </table:table-cell>
          <table:table-cell office:value-type="string" calcext:value-type="string">
            <text:p>ChthollyNotaSeniorious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5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JosephYu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GarrettThompson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AlexBlackwell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CaliforniaStateUniversity,Chico</text:p>
          </table:table-cell>
          <table:table-cell office:value-type="string" calcext:value-type="string">
            <text:p>wildcat1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HendrixCollege</text:p>
          </table:table-cell>
          <table:table-cell office:value-type="string" calcext:value-type="string">
            <text:p>HendrixWhite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UniversityofLethbridge</text:p>
          </table:table-cell>
          <table:table-cell office:value-type="string" calcext:value-type="string">
            <text:p>UniversityofLethbridgeTLE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ClemsonUniversity</text:p>
          </table:table-cell>
          <table:table-cell office:value-type="string" calcext:value-type="string">
            <text:p>ClemsonB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Chaos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felixhe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BrooklynnStone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5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6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CaliforniaStateUniversity,Chico</text:p>
          </table:table-cell>
          <table:table-cell office:value-type="string" calcext:value-type="string">
            <text:p>wildcat2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DakotaStateUniversity</text:p>
          </table:table-cell>
          <table:table-cell office:value-type="string" calcext:value-type="string">
            <text:p>WindowsVistaFanClub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UnitedStatesAirForceAcademy</text:p>
          </table:table-cell>
          <table:table-cell office:value-type="string" calcext:value-type="string">
            <text:p>USAFA-Team4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FloridaSouthernCollege</text:p>
          </table:table-cell>
          <table:table-cell office:value-type="string" calcext:value-type="string">
            <text:p>FSC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LibertyUniversity</text:p>
          </table:table-cell>
          <table:table-cell office:value-type="string" calcext:value-type="string">
            <text:p>GiveMeLiberty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WestChesterUniversity</text:p>
          </table:table-cell>
          <table:table-cell office:value-type="string" calcext:value-type="string">
            <text:p>GoldenRams2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1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FloridaSouthernCollege</text:p>
          </table:table-cell>
          <table:table-cell office:value-type="string" calcext:value-type="string">
            <text:p>FSC2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DanielBrunner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JamesLuper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D2UBCOgopogo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AliTohidi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EmoryUniversity</text:p>
          </table:table-cell>
          <table:table-cell office:value-type="string" calcext:value-type="string">
            <text:p>M||E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8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AditiDiwan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YitingWang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4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EricLiu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DakotaStateUniversity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byu-pointers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MontrealPolytechnic</text:p>
          </table:table-cell>
          <table:table-cell office:value-type="string" calcext:value-type="string">
            <text:p>Perfect1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MissouriWesternStateUniversity</text:p>
          </table:table-cell>
          <table:table-cell office:value-type="string" calcext:value-type="string">
            <text:p>Griffon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BobRei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BobJonesUniversity</text:p>
          </table:table-cell>
          <table:table-cell office:value-type="string" calcext:value-type="string">
            <text:p>BJUBruins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htmlbo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UnitedStatesAirForceAcademy</text:p>
          </table:table-cell>
          <table:table-cell office:value-type="string" calcext:value-type="string">
            <text:p>USAFA-Team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RiversideCityCollege</text:p>
          </table:table-cell>
          <table:table-cell office:value-type="string" calcext:value-type="string">
            <text:p>RCC::3nPlus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PennStateHarrisburg</text:p>
          </table:table-cell>
          <table:table-cell office:value-type="string" calcext:value-type="string">
            <text:p>PSHCrusader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UniversityofAlberta</text:p>
          </table:table-cell>
          <table:table-cell office:value-type="string" calcext:value-type="string">
            <text:p>ssd35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pooner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E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ClemsonUniversity</text:p>
          </table:table-cell>
          <table:table-cell office:value-type="string" calcext:value-type="string">
            <text:p>Clemso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BradBuckingham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MontanaStateUniversity</text:p>
          </table:table-cell>
          <table:table-cell office:value-type="string" calcext:value-type="string">
            <text:p>Bobcats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DangerousFleet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MercerUniversity</text:p>
          </table:table-cell>
          <table:table-cell office:value-type="string" calcext:value-type="string">
            <text:p>MercerBinaryBearsTeamF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WarrenBurrus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HendrixCollege</text:p>
          </table:table-cell>
          <table:table-cell office:value-type="string" calcext:value-type="string">
            <text:p>HendrixOrange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TrashBoa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UnitedStatesAirForceAcademy</text:p>
          </table:table-cell>
          <table:table-cell office:value-type="string" calcext:value-type="string">
            <text:p>USAFA-Team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NickCoo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St.LawrenceUniversity</text:p>
          </table:table-cell>
          <table:table-cell office:value-type="string" calcext:value-type="string">
            <text:p>Java++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ClemsonUniversity</text:p>
          </table:table-cell>
          <table:table-cell office:value-type="string" calcext:value-type="string">
            <text:p>ClemsonD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EmoryUniversity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BakuEngineeringUniversity</text:p>
          </table:table-cell>
          <table:table-cell office:value-type="string" calcext:value-type="string">
            <text:p>BakuEU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AndresAlvarez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MichaelGillm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SophieKearne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BaylorUniversity</text:p>
          </table:table-cell>
          <table:table-cell office:value-type="string" calcext:value-type="string">
            <text:p>ZekangL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BostonUniversity</text:p>
          </table:table-cell>
          <table:table-cell office:value-type="string" calcext:value-type="string">
            <text:p>BU-Team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BostonUniversity</text:p>
          </table:table-cell>
          <table:table-cell office:value-type="string" calcext:value-type="string">
            <text:p>BU-Team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BrighamYoungUniversity</text:p>
          </table:table-cell>
          <table:table-cell office:value-type="string" calcext:value-type="string">
            <text:p>temp-team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Bl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Bufor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Infrare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BuenaVistaUniversity</text:p>
          </table:table-cell>
          <table:table-cell office:value-type="string" calcext:value-type="string">
            <text:p>BVUUltraviole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ClemsonUniversity</text:p>
          </table:table-cell>
          <table:table-cell office:value-type="string" calcext:value-type="string">
            <text:p>ClemsonTig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DukeUniversity</text:p>
          </table:table-cell>
          <table:table-cell office:value-type="string" calcext:value-type="string">
            <text:p>team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LaFacultédesSciencesdeTétouan</text:p>
          </table:table-cell>
          <table:table-cell office:value-type="string" calcext:value-type="string">
            <text:p>XanaX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LafayetteCollege</text:p>
          </table:table-cell>
          <table:table-cell office:value-type="string" calcext:value-type="string">
            <text:p>Lafayette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MassachusettsInstituteofTechnology</text:p>
          </table:table-cell>
          <table:table-cell office:value-type="string" calcext:value-type="string">
            <text:p>MITZEROFOU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MassachusettsInstituteofTechnology</text:p>
          </table:table-cell>
          <table:table-cell office:value-type="string" calcext:value-type="string">
            <text:p>MITZEROTHRE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MillersvilleUniversityofPennsylvania</text:p>
          </table:table-cell>
          <table:table-cell office:value-type="string" calcext:value-type="string">
            <text:p>Coa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ontanaStateUniversity</text:p>
          </table:table-cell>
          <table:table-cell office:value-type="string" calcext:value-type="string">
            <text:p>Bobcats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NewJerseyInstituteofTechnology</text:p>
          </table:table-cell>
          <table:table-cell office:value-type="string" calcext:value-type="string">
            <text:p>NJIT-Team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NewYorkUniversity</text:p>
          </table:table-cell>
          <table:table-cell office:value-type="string" calcext:value-type="string">
            <text:p>hellon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NorthDakotaStateUniversity</text:p>
          </table:table-cell>
          <table:table-cell office:value-type="string" calcext:value-type="string">
            <text:p>Team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rthwesternUniversity</text:p>
          </table:table-cell>
          <table:table-cell office:value-type="string" calcext:value-type="string">
            <text:p>TeamCholom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BAIG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DecentCod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It'sJacob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Purplepan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OhioStateUniversity</text:p>
          </table:table-cell>
          <table:table-cell office:value-type="string" calcext:value-type="string">
            <text:p>SeeminglyShortRav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HarryChaTea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NghiaHoa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Shiva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PurdueUniversity</text:p>
          </table:table-cell>
          <table:table-cell office:value-type="string" calcext:value-type="string">
            <text:p>TheBoilerBash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RochesterInstituteofTechnology</text:p>
          </table:table-cell>
          <table:table-cell office:value-type="string" calcext:value-type="string">
            <text:p>RITTeam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RutgersUniversity</text:p>
          </table:table-cell>
          <table:table-cell office:value-type="string" calcext:value-type="string">
            <text:p>BadMathRightAnsw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RyersonUniversity</text:p>
          </table:table-cell>
          <table:table-cell office:value-type="string" calcext:value-type="string">
            <text:p>RyersO(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SanJoséStateUniversity</text:p>
          </table:table-cell>
          <table:table-cell office:value-type="string" calcext:value-type="string">
            <text:p>ValidSynta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ChengjieHua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HaoW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KailunWa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KaranPathani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MichaelL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RohanBenJosep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SajjadShamanianEsfahan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SarthakKa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SimonFraserUniversity</text:p>
          </table:table-cell>
          <table:table-cell office:value-type="string" calcext:value-type="string">
            <text:p>YuchunL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SouthernIllinoisUniversityEdwardsville</text:p>
          </table:table-cell>
          <table:table-cell office:value-type="string" calcext:value-type="string">
            <text:p>CAOSwasher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StanfordUniversity</text:p>
          </table:table-cell>
          <table:table-cell office:value-type="string" calcext:value-type="string">
            <text:p>StanfordRe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SwarthmoreCollege</text:p>
          </table:table-cell>
          <table:table-cell office:value-type="string" calcext:value-type="string">
            <text:p>OverloadingOperator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SyrianVirtualUniversity</text:p>
          </table:table-cell>
          <table:table-cell office:value-type="string" calcext:value-type="string">
            <text:p>ID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1stTea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JavaNo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TheProudPira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TexasA&amp;amp;MUniversity</text:p>
          </table:table-cell>
          <table:table-cell office:value-type="string" calcext:value-type="string">
            <text:p>Unaccompanie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TouroCollege</text:p>
          </table:table-cell>
          <table:table-cell office:value-type="string" calcext:value-type="string">
            <text:p>Touro-W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TouroCollege</text:p>
          </table:table-cell>
          <table:table-cell office:value-type="string" calcext:value-type="string">
            <text:p>Touro-W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TrinityUniversity(Texas)</text:p>
          </table:table-cell>
          <table:table-cell office:value-type="string" calcext:value-type="string">
            <text:p>TrinityUnivers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..vi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alex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apricot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D2UBCO(k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Dam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eish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Ky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Mila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Nicki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pshift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Shayan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starzx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TooOldButNotAra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UBC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UniversityofBritishColumbia</text:p>
          </table:table-cell>
          <table:table-cell office:value-type="string" calcext:value-type="string">
            <text:p>xyzTig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UniversityofCalifornia,Berkeley</text:p>
          </table:table-cell>
          <table:table-cell office:value-type="string" calcext:value-type="string">
            <text:p>Bear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UniversityofDallas</text:p>
          </table:table-cell>
          <table:table-cell office:value-type="string" calcext:value-type="string">
            <text:p>UD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UniversityofDallas</text:p>
          </table:table-cell>
          <table:table-cell office:value-type="string" calcext:value-type="string">
            <text:p>ud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UniversityofDhaka</text:p>
          </table:table-cell>
          <table:table-cell office:value-type="string" calcext:value-type="string">
            <text:p>R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UniversityofIllinoisatUrbana–Champaign</text:p>
          </table:table-cell>
          <table:table-cell office:value-type="string" calcext:value-type="string">
            <text:p>UIUC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UniversityofRochester</text:p>
          </table:table-cell>
          <table:table-cell office:value-type="string" calcext:value-type="string">
            <text:p>Rochester#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UniversityofTennesseeatMartin</text:p>
          </table:table-cell>
          <table:table-cell office:value-type="string" calcext:value-type="string">
            <text:p>Team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AlanTuring'sab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Sto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UniversityofTexasatAustin</text:p>
          </table:table-cell>
          <table:table-cell office:value-type="string" calcext:value-type="string">
            <text:p>UTVermill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camer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kw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Pract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WaterlooSkyBl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WesleyLeu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UniversityofWaterloo</text:p>
          </table:table-cell>
          <table:table-cell office:value-type="string" calcext:value-type="string">
            <text:p>Xuanj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JaredJo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MattDavi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ToriMannarell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TrevorMill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AvivaBergm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DeepthiKailas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JoeFrazi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RiyaGupt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VictoriaBla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WilburMart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WashingtonUniversityinSt.Louis</text:p>
          </table:table-cell>
          <table:table-cell office:value-type="string" calcext:value-type="string">
            <text:p>YipengWa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0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:Sheet1.F533">
          <table:sort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23:10:15.691717869</meta:creation-date>
    <dc:date>2021-02-12T01:14:56.968671951</dc:date>
    <meta:editing-duration>PT13M28S</meta:editing-duration>
    <meta:editing-cycles>5</meta:editing-cycles>
    <meta:generator>LibreOffice/6.4.6.2$Linux_X86_64 LibreOffice_project/40$Build-2</meta:generator>
    <meta:document-statistic meta:table-count="1" meta:cell-count="2665" meta:object-count="0"/>
  </office:meta>
</office:document-meta>
</file>